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文鼎ＰＬ简中楷" svg:font-family="文鼎ＰＬ简中楷" style:font-pitch="variable"/>
    <style:font-face style:name="AR PL UMing HK" svg:font-family="'AR PL UMing HK'" style:font-family-generic="roman" style:font-pitch="variable"/>
    <style:font-face style:name="AR PL UMing HK1" svg:font-family="'AR PL UMing HK'" style:font-family-generic="swiss" style:font-pitch="variable"/>
    <style:font-face style:name="AR PL UMing HK2" svg:font-family="'AR PL UMing HK'" style:font-family-generic="system" style:font-pitch="variable"/>
  </office:font-face-decls>
  <office:automatic-styles>
    <style:style style:name="P1" style:family="paragraph" style:parent-style-name="Standard">
      <style:text-properties style:font-name="文鼎ＰＬ简中楷" fo:font-size="15pt" style:font-name-asian="文鼎ＰＬ简中楷" style:font-size-asian="15pt" style:font-size-complex="15pt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00" style:font-name="文鼎ＰＬ简中楷" fo:font-size="15pt" style:font-name-asian="文鼎ＰＬ简中楷" style:font-size-asian="15pt" style:font-size-complex="15pt"/>
    </style:style>
    <style:style style:name="T1" style:family="text">
      <style:text-properties fo:color="#000000"/>
    </style:style>
    <style:style style:name="T2" style:family="text">
      <style:text-properties style:font-name="文鼎ＰＬ简中楷" fo:font-size="20pt" fo:font-weight="bold" style:font-name-asian="文鼎ＰＬ简中楷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1"/><text:span text:style-name="T2"><text:s text:c="5"/>Elfdbs基本环境搭建</text:span></text:p>
      <text:p text:style-name="P1">Elfdbs在Debian lenny 及Ubuntu8.04上测试成功</text:p>
      <text:p text:style-name="P1"/>
      <text:p text:style-name="P1">基本环境的搭建：</text:p>
      <text:p text:style-name="P1">1、安装web服务器apache2</text:p>
      <text:p text:style-name="P1">#aptitude install apache2</text:p>
      <text:p text:style-name="P1"/>
      <text:p text:style-name="P1">2、安装mysql服务器</text:p>
      <text:p text:style-name="P1">#aptitude install mysql-server-5.0</text:p>
      <text:p text:style-name="P1"/>
      <text:p text:style-name="P1">3、安装基本的编译环境</text:p>
      <text:p text:style-name="P1">#aptitude install build-essential</text:p>
      <text:p text:style-name="P1"/>
      <text:p text:style-name="P1">4、安装对应的mysql函数库</text:p>
      <text:p text:style-name="P1">#aptitude install <text:span text:style-name="T1">libmysqlclient15-dev</text:span></text:p>
      <text:p text:style-name="P3"/>
      <text:p text:style-name="P3">5、安装vsftp ftp服务器</text:p>
      <text:p text:style-name="P3">#aptitude install vsftp </text:p>
      <text:p text:style-name="P3">（要支持匿名下载需修改/etc/vsftpd.con使得支持匿名下载）</text:p>
      <text:p text:style-name="P3"/>
      <text:p text:style-name="P3">6、创建database及table</text:p>
      <text:p text:style-name="P3"><text:s text:c="7"/>(1)create the database:test </text:p>
      <text:p text:style-name="P3"><text:s text:c="10"/>mysql&gt;CREATE DATABASE test;</text:p>
      <text:p text:style-name="P3"><text:s text:c="7"/>(2)under database test,create table: </text:p>
      <text:p text:style-name="P3"><text:s text:c="10"/>mysql&gt;use test; </text:p>
      <text:p text:style-name="P3"><text:s text:c="10"/>mysql&gt; create table test(id int , data longblob); </text:p>
      <text:p text:style-name="P3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文鼎ＰＬ简中楷" svg:font-family="文鼎ＰＬ简中楷" style:font-pitch="variable"/>
    <style:font-face style:name="AR PL UMing HK" svg:font-family="'AR PL UMing HK'" style:font-family-generic="roman" style:font-pitch="variable"/>
    <style:font-face style:name="AR PL UMing HK1" svg:font-family="'AR PL UMing HK'" style:font-family-generic="swiss" style:font-pitch="variable"/>
    <style:font-face style:name="AR PL UMing HK2" svg:font-family="'AR PL UMing HK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 PL UMing HK" fo:font-size="12pt" fo:language="en" fo:country="US" style:letter-kerning="true" style:font-name-asian="AR PL UMing HK2" style:font-size-asian="10.5pt" style:language-asian="zh" style:country-asian="CN" style:font-name-complex="AR PL UMing HK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 PL UMing HK1" fo:font-size="14pt" style:font-name-asian="AR PL UMing HK2" style:font-size-asian="14pt" style:font-name-complex="AR PL UMing HK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1-27T20:15:09</meta:creation-date>
    <dc:date>2008-11-27T20:30:25</dc:date>
    <meta:editing-cycles>3</meta:editing-cycles>
    <meta:editing-duration>PT14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0" meta:word-count="105" meta:character-count="562"/>
  </office:meta>
</office:document-meta>
</file>